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17cm" table:align="margins"/>
    </style:style>
    <style:style style:name="darktableshortcuts.A" style:family="table-column">
      <style:table-column-properties style:column-width="8.5cm" style:rel-column-width="32767*"/>
    </style:style>
    <style:style style:name="darktableshortcuts.B" style:family="table-column">
      <style:table-column-properties style:column-width="8.5cm" style:rel-column-width="32768*"/>
    </style:style>
    <style:style style:name="darktableshortcuts.A1" style:family="table-cell">
      <style:table-cell-properties fo:padding="0.097cm" fo:border-left="0.002cm solid #000000" fo:border-right="none" fo:border-top="0.002cm solid #000000" fo:border-bottom="0.002cm solid #000000"/>
    </style:style>
    <style:style style:name="darktableshortcuts.B1" style:family="table-cell">
      <style:table-cell-properties fo:padding="0.097cm" fo:border="0.002cm solid #000000"/>
    </style:style>
    <style:style style:name="darktableshortcuts.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darktableshortcuts.A3" style:family="table-cell">
      <style:table-cell-properties fo:padding="0.097cm" fo:border-left="0.002cm solid #000000" fo:border-right="none" fo:border-top="none" fo:border-bottom="0.002cm solid #000000"/>
    </style:style>
    <style:style style:name="darktableshortcuts.B3" style:family="table-cell">
      <style:table-cell-properties fo:padding="0.097cm" fo:border-left="0.002cm solid #000000" fo:border-right="0.002cm solid #000000" fo:border-top="none" fo:border-bottom="0.002cm solid #000000"/>
    </style:style>
    <style:style style:name="Table2" style:family="table">
      <style:table-properties style:width="16.995cm" fo:margin-top="0.499cm" fo:margin-bottom="0.499cm" table:align="left"/>
    </style:style>
    <style:style style:name="Table2.A" style:family="table-column">
      <style:table-column-properties style:column-width="3.928cm"/>
    </style:style>
    <style:style style:name="Table2.B" style:family="table-column">
      <style:table-column-properties style:column-width="13.067cm"/>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center"/>
    </style:style>
    <style:style style:name="Table3.A" style:family="table-column">
      <style:table-column-properties style:column-width="3.928cm"/>
    </style:style>
    <style:style style:name="Table3.B" style:family="table-column">
      <style:table-column-properties style:column-width="13.072cm"/>
    </style:style>
    <style:style style:name="Table3.A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6" style:family="table">
      <style:table-properties style:width="17cm" fo:margin-top="0.499cm" fo:margin-bottom="0.499cm" table:align="center"/>
    </style:style>
    <style:style style:name="Table6.A" style:family="table-column">
      <style:table-column-properties style:column-width="3.928cm"/>
    </style:style>
    <style:style style:name="Table6.B" style:family="table-column">
      <style:table-column-properties style:column-width="13.072cm"/>
    </style:style>
    <style:style style:name="Table6.A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cm" fo:margin-top="0.499cm" fo:margin-bottom="0.499cm" table:align="center"/>
    </style:style>
    <style:style style:name="Table7.A" style:family="table-column">
      <style:table-column-properties style:column-width="3.928cm"/>
    </style:style>
    <style:style style:name="Table7.B" style:family="table-column">
      <style:table-column-properties style:column-width="13.072cm"/>
    </style:style>
    <style:style style:name="Table7.A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7cm" fo:margin-top="0.499cm" fo:margin-bottom="0.499cm" table:align="center"/>
    </style:style>
    <style:style style:name="Table8.A" style:family="table-column">
      <style:table-column-properties style:column-width="3.928cm"/>
    </style:style>
    <style:style style:name="Table8.B" style:family="table-column">
      <style:table-column-properties style:column-width="13.072cm"/>
    </style:style>
    <style:style style:name="Table8.A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3" style:family="table">
      <style:table-properties style:width="17cm" fo:margin-top="0.499cm" fo:margin-bottom="0.499cm" table:align="center"/>
    </style:style>
    <style:style style:name="Table13.A" style:family="table-column">
      <style:table-column-properties style:column-width="3.928cm"/>
    </style:style>
    <style:style style:name="Table13.B" style:family="table-column">
      <style:table-column-properties style:column-width="13.072cm"/>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 style:family="table">
      <style:table-properties style:width="17cm" fo:margin-top="0.499cm" fo:margin-bottom="0.499cm" table:align="center"/>
    </style:style>
    <style:style style:name="Table1.A" style:family="table-column">
      <style:table-column-properties style:column-width="3.928cm"/>
    </style:style>
    <style:style style:name="Table1.B" style:family="table-column">
      <style:table-column-properties style:column-width="13.072cm"/>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1" style:family="table">
      <style:table-properties style:width="17cm" fo:margin-top="0.499cm" fo:margin-bottom="0.499cm" table:align="center"/>
    </style:style>
    <style:style style:name="Table11.A" style:family="table-column">
      <style:table-column-properties style:column-width="3.928cm"/>
    </style:style>
    <style:style style:name="Table11.B" style:family="table-column">
      <style:table-column-properties style:column-width="13.072cm"/>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4" style:family="table">
      <style:table-properties style:width="17cm" fo:margin-top="0.499cm" fo:margin-bottom="0.499cm" table:align="center"/>
    </style:style>
    <style:style style:name="Table4.A" style:family="table-column">
      <style:table-column-properties style:column-width="3.928cm"/>
    </style:style>
    <style:style style:name="Table4.B" style:family="table-column">
      <style:table-column-properties style:column-width="13.072cm"/>
    </style:style>
    <style:style style:name="Table4.A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2" style:family="table">
      <style:table-properties style:width="17cm" fo:margin-top="0.499cm" fo:margin-bottom="0.499cm" table:align="center"/>
    </style:style>
    <style:style style:name="Table12.A" style:family="table-column">
      <style:table-column-properties style:column-width="3.928cm"/>
    </style:style>
    <style:style style:name="Table12.B" style:family="table-column">
      <style:table-column-properties style:column-width="13.072cm"/>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style:width="17cm" fo:margin-top="0.499cm" fo:margin-bottom="0.499cm" table:align="center"/>
    </style:style>
    <style:style style:name="Table14.A" style:family="table-column">
      <style:table-column-properties style:column-width="3.928cm"/>
    </style:style>
    <style:style style:name="Table14.B" style:family="table-column">
      <style:table-column-properties style:column-width="13.072cm"/>
    </style:style>
    <style:style style:name="Table14.A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2.878cm" table:align="margins"/>
    </style:style>
    <style:style style:name="Table15.A" style:family="table-column">
      <style:table-column-properties style:column-width="3.219cm" style:rel-column-width="16383*"/>
    </style:style>
    <style:style style:name="Table15.D" style:family="table-column">
      <style:table-column-properties style:column-width="3.221cm" style:rel-column-width="16386*"/>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6" style:family="table">
      <style:table-properties style:width="17cm" fo:margin-top="0.499cm" fo:margin-bottom="0.499cm" table:align="center"/>
    </style:style>
    <style:style style:name="Table16.A" style:family="table-column">
      <style:table-column-properties style:column-width="3.928cm"/>
    </style:style>
    <style:style style:name="Table16.B" style:family="table-column">
      <style:table-column-properties style:column-width="13.072cm"/>
    </style:style>
    <style:style style:name="Table16.A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5" style:family="table">
      <style:table-properties style:width="17cm" fo:margin-top="0.499cm" fo:margin-bottom="0.499cm" table:align="center"/>
    </style:style>
    <style:style style:name="Table5.A" style:family="table-column">
      <style:table-column-properties style:column-width="3.928cm"/>
    </style:style>
    <style:style style:name="Table5.B" style:family="table-column">
      <style:table-column-properties style:column-width="13.072cm"/>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9" style:family="table">
      <style:table-properties style:width="17cm" fo:margin-top="0.499cm" fo:margin-bottom="0.499cm" table:align="center"/>
    </style:style>
    <style:style style:name="Table9.A" style:family="table-column">
      <style:table-column-properties style:column-width="3.928cm"/>
    </style:style>
    <style:style style:name="Table9.B" style:family="table-column">
      <style:table-column-properties style:column-width="13.072cm"/>
    </style:style>
    <style:style style:name="Table9.A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cm" fo:margin-top="0.499cm" fo:margin-bottom="0.499cm" table:align="center"/>
    </style:style>
    <style:style style:name="Table10.A" style:family="table-column">
      <style:table-column-properties style:column-width="3.928cm"/>
    </style:style>
    <style:style style:name="Table10.B" style:family="table-column">
      <style:table-column-properties style:column-width="13.072cm"/>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P1" style:family="paragraph" style:parent-style-name="Darktable_20_text">
      <style:text-properties fo:font-weight="normal" style:font-weight-asian="normal" style:font-weight-complex="normal"/>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font-style="normal" fo:font-weight="bold" style:font-style-asian="normal" style:font-weight-asian="bold" style:font-style-complex="normal" style:font-weight-complex="bold"/>
    </style:style>
    <style:style style:name="P4" style:family="paragraph" style:parent-style-name="Darktable_20_text">
      <style:text-properties fo:font-style="normal" fo:font-weight="normal" style:font-style-asian="normal" style:font-weight-asian="normal" style:font-style-complex="normal" style:font-weight-complex="normal"/>
    </style:style>
    <style:style style:name="P5" style:family="paragraph" style:parent-style-name="Darktable_20_heading_20_1">
      <style:paragraph-properties fo:break-before="page"/>
      <style:text-properties fo:font-weight="normal" style:font-weight-asian="normal" style:font-weight-complex="normal"/>
    </style:style>
    <style:style style:name="P6" style:family="paragraph" style:parent-style-name="Table_20_Contents">
      <style:paragraph-properties fo:text-align="start" style:justify-single-word="false"/>
      <style:text-properties fo:font-size="11pt"/>
    </style:style>
    <style:style style:name="P7" style:family="paragraph" style:parent-style-name="Table_20_Contents">
      <style:paragraph-properties fo:text-align="center" style:justify-single-word="false"/>
      <style:text-properties fo:font-size="11pt" fo:font-weight="normal" style:font-weight-asian="normal" style:font-weight-complex="normal"/>
    </style:style>
    <style:style style:name="P8" style:family="paragraph" style:parent-style-name="Darktable_20_text" style:list-style-name="L1"/>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Darktable_20_heading_20_1" text:outline-level="2">Appendix A - Shortcuts</text:h>
      <text:p text:style-name="Text_20_body">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text:span text:style-name="Darktable_20_emphasis">Ctrl-X </text:span>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row>
          <table:table-cell table:style-name="darktableshortcuts.A3" office:value-type="string">
            <text:p text:style-name="Table_20_Contents">While cropping: ctrl-x</text:p>
          </table:table-cell>
          <table:table-cell table:style-name="darktableshortcuts.B3" office:value-type="string">
            <text:p text:style-name="Table_20_Contents">Swap cropping box aspect ratio</text:p>
          </table:table-cell>
        </table:table-row>
      </table:table>
      <text:p text:style-name="Text_20_body"/>
      <text:p text:style-name="Text_20_body"/>
      <text:p text:style-name="Text_20_body"><text:soft-page-break/></text:p>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Darktable_20_heading_20_2" text:outline-level="3">Basic</text:h>
      <table:table table:name="Table2" table:style-name="Table2">
        <table:table-column table:style-name="Table2.A"/>
        <table:table-column table:style-name="Table2.B"/>
        <table:table-row>
          <table:table-cell table:style-name="Table2.A1" table:number-columns-spanned="2" office:value-type="string">
            <text:p text:style-name="Table_20_Heading">White balance</text:p>
          </table:table-cell>
          <table:covered-table-cell/>
        </table:table-row>
        <table:table-row>
          <table:table-cell table:style-name="Table2.A2" office:value-type="string">
            <text:p text:style-name="Table_20_Heading">Description</text:p>
          </table:table-cell>
          <table:table-cell table:style-name="Table2.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2.A2" office:value-type="string">
            <text:p text:style-name="Table_20_Heading">Usage</text:p>
          </table:table-cell>
          <table:table-cell table:style-name="Table2.B2" office:value-type="string">
            <text:p text:style-name="P2">Tint and temperature</text:p>
            <text:p text:style-name="P1">Set the tint from , and temperature in and temperature out (between 3000 K and 120000 K) to adjust white balance to the wanted balance.</text:p>
            <text:p text:style-name="P2">Channels</text:p>
            <text:p text:style-name="P1">Set the value of each color channel (each value from 0 to 5).</text:p>
            <text:p text:style-name="P2">Presets</text:p>
            <text:p text:style-name="P1">Choose one of the following preset:</text:p>
            <text:list xml:id="list1776670264" text:style-name="L1">
              <text:list-item>
                <text:p text:style-name="P8">Camera white balance</text:p>
              </text:list-item>
              <text:list-item>
                <text:p text:style-name="P8">Spot</text:p>
              </text:list-item>
              <text:list-item>
                <text:p text:style-name="P8">Passthrough</text:p>
              </text:list-item>
              <text:list-item>
                <text:p text:style-name="P8">Daylight</text:p>
              </text:list-item>
              <text:list-item>
                <text:p text:style-name="P8">Shade</text:p>
              </text:list-item>
              <text:list-item>
                <text:p text:style-name="P8">Cloudy</text:p>
              </text:list-item>
              <text:list-item>
                <text:p text:style-name="P8">Tungsten</text:p>
              </text:list-item>
              <text:list-item>
                <text:p text:style-name="P8">White fluorescent</text:p>
              </text:list-item>
              <text:list-item>
                <text:p text:style-name="P8">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 table:style-name="Table3">
        <table:table-column table:style-name="Table3.A"/>
        <table:table-column table:style-name="Table3.B"/>
        <table:table-row>
          <table:table-cell table:style-name="Table3.A1" table:number-columns-spanned="2" office:value-type="string">
            <text:p text:style-name="Table_20_Heading">Stuck pixels</text:p>
          </table:table-cell>
          <table:covered-table-cell/>
        </table:table-row>
        <table:table-row>
          <table:table-cell table:style-name="Table3.A2" office:value-type="string">
            <text:p text:style-name="Table_20_Heading">Description</text:p>
          </table:table-cell>
          <table:table-cell table:style-name="Table3.B2" office:value-type="string">
            <text:p text:style-name="Darktable_20_text">This plug-in shows and allows to correct hot pixels applying a local contrast effect.</text:p>
          </table:table-cell>
        </table:table-row>
        <table:table-row>
          <table:table-cell table:style-name="Table3.A2" office:value-type="string">
            <text:p text:style-name="Table_20_Heading">Usage</text:p>
          </table:table-cell>
          <table:table-cell table:style-name="Table3.B2" office:value-type="string">
            <text:p text:style-name="P2">Strength</text:p>
            <text:p text:style-name="Darktable_20_text">The amount of the local contrast effect </text:p>
          </table:table-cell>
        </table:table-row>
      </table:table>
      <table:table table:name="Table6" table:style-name="Table6">
        <table:table-column table:style-name="Table6.A"/>
        <table:table-column table:style-name="Table6.B"/>
        <text:soft-page-break/>
        <table:table-row>
          <table:table-cell table:style-name="Table6.A1" table:number-columns-spanned="2" office:value-type="string">
            <text:p text:style-name="Table_20_Heading">Demosaic</text:p>
          </table:table-cell>
          <table:covered-table-cell/>
        </table:table-row>
        <table:table-row>
          <table:table-cell table:style-name="Table6.A2" office:value-type="string">
            <text:p text:style-name="Table_20_Heading">Description</text:p>
          </table:table-cell>
          <table:table-cell table:style-name="Table6.B2" office:value-type="string">
            <text:p text:style-name="Darktable_20_text">This plug-in controls the demosaic process of RAW data.</text:p>
          </table:table-cell>
        </table:table-row>
        <table:table-row>
          <table:table-cell table:style-name="Table6.A2" office:value-type="string">
            <text:p text:style-name="Table_20_Heading">Usage</text:p>
          </table:table-cell>
          <table:table-cell table:style-name="Table6.B2" office:value-type="string">
            <text:p text:style-name="P2">Edge threshold</text:p>
            <text:p text:style-name="P1">Set the threshold of the median pass.</text:p>
            <text:p text:style-name="P2">Color smoothing</text:p>
            <text:p text:style-name="P1">Number passes for color smoothing.</text:p>
            <text:p text:style-name="P2">Match greens</text:p>
            <text:p text:style-name="P4">Green correction (necessary for some cameras).</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Table_20_Heading">Exposure</text:p>
          </table:table-cell>
          <table:covered-table-cell/>
        </table:table-row>
        <table:table-row>
          <table:table-cell table:style-name="Table7.A2" office:value-type="string">
            <text:p text:style-name="Table_20_Heading">Description</text:p>
          </table:table-cell>
          <table:table-cell table:style-name="Table7.B2" office:value-type="string">
            <text:p text:style-name="Darktable_20_text">This plug-in is used to adjust the exposure of the picture.</text:p>
          </table:table-cell>
        </table:table-row>
        <table:table-row>
          <table:table-cell table:style-name="Table7.A2" office:value-type="string">
            <text:p text:style-name="Table_20_Heading">Usage</text:p>
          </table:table-cell>
          <table:table-cell table:style-name="Table7.B2" office:value-type="string">
            <text:p text:style-name="P2">Black</text:p>
            <text:p text:style-name="P1">Adjust the black levels.</text:p>
            <text:p text:style-name="P2">Exposure</text:p>
            <text:p text:style-name="P1">Adjust exposure.</text:p>
            <text:p text:style-name="P3">Auto</text:p>
            <text:p text:style-name="P4">Adjust the exposure based on a region of the image of choice.</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Table_20_Heading">Highlight reconstruction</text:p>
          </table:table-cell>
          <table:covered-table-cell/>
        </table:table-row>
        <table:table-row>
          <table:table-cell table:style-name="Table8.A2" office:value-type="string">
            <text:p text:style-name="Table_20_Heading">Description</text:p>
          </table:table-cell>
          <table:table-cell table:style-name="Table8.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8.A2" office:value-type="string">
            <text:p text:style-name="Table_20_Heading">Usage</text:p>
          </table:table-cell>
          <table:table-cell table:style-name="Table8.B2" office:value-type="string">
            <text:p text:style-name="P3">Clip highlights</text:p>
            <text:p text:style-name="P4">Sets the clipped channels of burned pixels to the minimum value of all channels.</text:p>
            <text:p text:style-name="P3">Blending LCh</text:p>
            <text:p text:style-name="P4">Transforms all pixels with at least one channel clipped in LCh color space to linearly mix the channels.</text:p>
          </table:table-cell>
        </table:table-row>
      </table:table>
      <table:table table:name="Table13" table:style-name="Table13">
        <table:table-column table:style-name="Table13.A"/>
        <table:table-column table:style-name="Table13.B"/>
        <table:table-row>
          <table:table-cell table:style-name="Table13.A1" table:number-columns-spanned="2" office:value-type="string">
            <text:p text:style-name="Table_20_Heading">Tone mapping</text:p>
          </table:table-cell>
          <table:covered-table-cell/>
        </table:table-row>
        <table:table-row>
          <table:table-cell table:style-name="Table13.A2" office:value-type="string">
            <text:p text:style-name="Table_20_Heading">Description</text:p>
          </table:table-cell>
          <table:table-cell table:style-name="Table13.B2" office:value-type="string">
            <text:p text:style-name="Darktable_20_text">This plug-in allows you to recreate some contrast for HDR pictures.</text:p>
          </table:table-cell>
        </table:table-row>
        <table:table-row>
          <table:table-cell table:style-name="Table13.A2" office:value-type="string">
            <text:p text:style-name="Table_20_Heading">Usage</text:p>
          </table:table-cell>
          <table:table-cell table:style-name="Table13.B2" office:value-type="string">
            <text:p text:style-name="P2">Contrast compression</text:p>
            <text:p text:style-name="Darktable_20_text">Set the amount of compression the plug-in should apply to the contrast for it to fit in the dynamic range.</text:p>
            <text:p text:style-name="P2">Spatial extent</text:p>
            <text:p text:style-name="Darktable_20_text">Set the spatial extent of the plug-in.</text:p>
          </table:table-cell>
        </table:table-row>
      </table:table>
      <text:p text:style-name="Standard"><text:soft-page-break/></text:p>
      <table:table table:name="Table1" table:style-name="Table1">
        <table:table-column table:style-name="Table1.A"/>
        <table:table-column table:style-name="Table1.B"/>
        <table:table-row>
          <table:table-cell table:style-name="Table1.A1" table:number-columns-spanned="2" office:value-type="string">
            <text:p text:style-name="Table_20_Heading">Basecurve</text:p>
          </table:table-cell>
          <table:covered-table-cell/>
        </table:table-row>
        <table:table-row>
          <table:table-cell table:style-name="Table1.A2" office:value-type="string">
            <text:p text:style-name="Table_20_Heading">Description</text:p>
          </table:table-cell>
          <table:table-cell table:style-name="Table1.B2" office:value-type="string">
            <text:p text:style-name="Darktable_20_text">A base curve color balance darktable applies to the RAW data to improve colors and contrast.</text:p>
          </table:table-cell>
        </table:table-row>
        <table:table-row>
          <table:table-cell table:style-name="Table1.A2" office:value-type="string">
            <text:p text:style-name="Table_20_Heading">Usage</text:p>
          </table:table-cell>
          <table:table-cell table:style-name="Table1.B2" office:value-type="string">
            <text:p text:style-name="P4">Select the basecurve preset to achieve the desired result. The curve can then be changed directly dragging it or adjusting the four curve control points at the bottom of the curve.</text:p>
          </table:table-cell>
        </table:table-row>
      </table:table>
      <text:h text:style-name="Darktable_20_heading_20_2" text:outline-level="3">Color</text:h>
      <table:table table:name="Table11" table:style-name="Table11">
        <table:table-column table:style-name="Table11.A"/>
        <table:table-column table:style-name="Table11.B"/>
        <table:table-row>
          <table:table-cell table:style-name="Table11.A1" table:number-columns-spanned="2" office:value-type="string">
            <text:p text:style-name="Table_20_Heading">Unbreak input profile</text:p>
          </table:table-cell>
          <table:covered-table-cell/>
        </table:table-row>
        <table:table-row>
          <table:table-cell table:style-name="Table11.A2" office:value-type="string">
            <text:p text:style-name="Table_20_Heading">Description</text:p>
          </table:table-cell>
          <table:table-cell table:style-name="Table11.B2" office:value-type="string">
            <text:p text:style-name="Darktable_20_text">This plug-in corrects an input profile. (NOTE: This plug-in has some specific use cases, and it is usually not needed. So, its fine to hide it by unselecting it from the 'more plugins' tab.)</text:p>
          </table:table-cell>
        </table:table-row>
        <table:table-row>
          <table:table-cell table:style-name="Table11.A2" office:value-type="string">
            <text:p text:style-name="Table_20_Heading">Usage</text:p>
          </table:table-cell>
          <table:table-cell table:style-name="Table11.B2" office:value-type="string">
            <text:p text:style-name="P3">Linear</text:p>
            <text:p text:style-name="P4">Linear correction.</text:p>
            <text:p text:style-name="P3">Gamma</text:p>
            <text:p text:style-name="P4">Gamma correction.</text:p>
          </table:table-cell>
        </table:table-row>
      </table:table>
      <table:table table:name="Table4" table:style-name="Table4">
        <table:table-column table:style-name="Table4.A"/>
        <table:table-column table:style-name="Table4.B"/>
        <table:table-row>
          <table:table-cell table:style-name="Table4.A1" table:number-columns-spanned="2" office:value-type="string">
            <text:p text:style-name="Table_20_Heading">Overexposed</text:p>
          </table:table-cell>
          <table:covered-table-cell/>
        </table:table-row>
        <table:table-row>
          <table:table-cell table:style-name="Table4.A2" office:value-type="string">
            <text:p text:style-name="Table_20_Heading">Description</text:p>
          </table:table-cell>
          <table:table-cell table:style-name="Table4.B2" office:value-type="string">
            <text:p text:style-name="Darktable_20_text">When enabled, this plug-in shows overexposed areas in red and underexposed areas in blue.</text:p>
          </table:table-cell>
        </table:table-row>
        <table:table-row>
          <table:table-cell table:style-name="Table4.A2" office:value-type="string">
            <text:p text:style-name="Table_20_Heading">Usage</text:p>
          </table:table-cell>
          <table:table-cell table:style-name="Table4.B2" office:value-type="string">
            <text:p text:style-name="P2">Lower Threshold</text:p>
            <text:p text:style-name="Darktable_20_text">Threshold of what should be considered underexposed.</text:p>
            <text:p text:style-name="P2">Upper Threshold</text:p>
            <text:p text:style-name="Darktable_20_text">Threshold of what should be considered overexposed.</text:p>
          </table:table-cell>
        </table:table-row>
      </table:table>
      <table:table table:name="Table12" table:style-name="Table12">
        <table:table-column table:style-name="Table12.A"/>
        <table:table-column table:style-name="Table12.B"/>
        <table:table-row>
          <table:table-cell table:style-name="Table12.A1" table:number-columns-spanned="2" office:value-type="string">
            <text:p text:style-name="Table_20_Heading">Velvia</text:p>
          </table:table-cell>
          <table:covered-table-cell/>
        </table:table-row>
        <table:table-row>
          <table:table-cell table:style-name="Table12.A2" office:value-type="string">
            <text:p text:style-name="Table_20_Heading">Description</text:p>
          </table:table-cell>
          <table:table-cell table:style-name="Table12.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12.A2" office:value-type="string">
            <text:p text:style-name="Table_20_Heading">Usage</text:p>
          </table:table-cell>
          <table:table-cell table:style-name="Table12.B2" office:value-type="string">
            <text:p text:style-name="P2">Saturation</text:p>
            <text:p text:style-name="P4">This increases the amount of saturation the plug-in applies.</text:p>
            <text:p text:style-name="P3">Vibrance</text:p>
            <text:p text:style-name="P4">This increases the amount of amount the plug-in applies.</text:p>
            <text:p text:style-name="P3">Mid-tone bias</text:p>
            <text:p text:style-name="P4">This slider controls saturation preservation in the mid-tones. It is shown as the lightness repartition between mid-tones and shadows/highlights. The greater the <text:soft-page-break/>first number, the stronger the effect is, and vice-versa.</text:p>
          </table:table-cell>
        </table:table-row>
      </table:table>
      <table:table table:name="Table14" table:style-name="Table14">
        <table:table-column table:style-name="Table14.A"/>
        <table:table-column table:style-name="Table14.B"/>
        <table:table-row>
          <table:table-cell table:style-name="Table14.A1" table:number-columns-spanned="2" office:value-type="string">
            <text:p text:style-name="Table_20_Heading">Channel Mixer</text:p>
          </table:table-cell>
          <table:covered-table-cell/>
        </table:table-row>
        <table:table-row>
          <table:table-cell table:style-name="Table14.A2" office:value-type="string">
            <text:p text:style-name="Table_20_Heading">Description</text:p>
          </table:table-cell>
          <table:table-cell table:style-name="Table14.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able:table-row>
          <table:table-cell table:style-name="Table14.A2" office:value-type="string">
            <text:p text:style-name="Table_20_Heading">Usage</text:p>
          </table:table-cell>
          <table:table-cell table:style-name="Table14.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15" table:style-name="Table15">
              <table:table-column table:style-name="Table15.A" table:number-columns-repeated="3"/>
              <table:table-column table:style-name="Table15.D"/>
              <table:table-row>
                <table:table-cell table:style-name="Table15.A1" office:value-type="string">
                  <text:p text:style-name="Table_20_Heading">Film type</text:p>
                </table:table-cell>
                <table:table-cell table:style-name="Table15.A1" office:value-type="string">
                  <text:p text:style-name="Table_20_Heading">Red</text:p>
                </table:table-cell>
                <table:table-cell table:style-name="Table15.A1" office:value-type="string">
                  <text:p text:style-name="Table_20_Heading">Green</text:p>
                </table:table-cell>
                <table:table-cell table:style-name="Table15.D1" office:value-type="string">
                  <text:p text:style-name="Table_20_Heading">Blue</text:p>
                </table:table-cell>
              </table:table-row>
              <table:table-row>
                <table:table-cell table:style-name="Table15.A2" office:value-type="string">
                  <text:p text:style-name="P6">AGFA 200X</text:p>
                </table:table-cell>
                <table:table-cell table:style-name="Table15.A2" office:value-type="string">
                  <text:p text:style-name="P7">0.18</text:p>
                </table:table-cell>
                <table:table-cell table:style-name="Table15.A2" office:value-type="string">
                  <text:p text:style-name="P7">0.41</text:p>
                </table:table-cell>
                <table:table-cell table:style-name="Table15.D2" office:value-type="string">
                  <text:p text:style-name="P7">0.41</text:p>
                </table:table-cell>
              </table:table-row>
              <table:table-row>
                <table:table-cell table:style-name="Table15.A2" office:value-type="string">
                  <text:p text:style-name="P6">Agfapan 25</text:p>
                </table:table-cell>
                <table:table-cell table:style-name="Table15.A2" office:value-type="string">
                  <text:p text:style-name="P7">0.25</text:p>
                </table:table-cell>
                <table:table-cell table:style-name="Table15.A2" office:value-type="string">
                  <text:p text:style-name="P7">0.39</text:p>
                </table:table-cell>
                <table:table-cell table:style-name="Table15.D2" office:value-type="string">
                  <text:p text:style-name="P7">0.36</text:p>
                </table:table-cell>
              </table:table-row>
              <table:table-row>
                <table:table-cell table:style-name="Table15.A2" office:value-type="string">
                  <text:p text:style-name="P6">Agfapan 100</text:p>
                </table:table-cell>
                <table:table-cell table:style-name="Table15.A2" office:value-type="string">
                  <text:p text:style-name="P7">0.21</text:p>
                </table:table-cell>
                <table:table-cell table:style-name="Table15.A2" office:value-type="string">
                  <text:p text:style-name="P7">0.40</text:p>
                </table:table-cell>
                <table:table-cell table:style-name="Table15.D2" office:value-type="string">
                  <text:p text:style-name="P7">0.39</text:p>
                </table:table-cell>
              </table:table-row>
              <table:table-row>
                <table:table-cell table:style-name="Table15.A2" office:value-type="string">
                  <text:p text:style-name="P6">Agfapan 400</text:p>
                </table:table-cell>
                <table:table-cell table:style-name="Table15.A2" office:value-type="string">
                  <text:p text:style-name="P7">0.20</text:p>
                </table:table-cell>
                <table:table-cell table:style-name="Table15.A2" office:value-type="string">
                  <text:p text:style-name="P7">0.41</text:p>
                </table:table-cell>
                <table:table-cell table:style-name="Table15.D2" office:value-type="string">
                  <text:p text:style-name="P7">0.39</text:p>
                </table:table-cell>
              </table:table-row>
              <table:table-row>
                <table:table-cell table:style-name="Table15.A2" office:value-type="string">
                  <text:p text:style-name="P6">Ilford Delta 100</text:p>
                </table:table-cell>
                <table:table-cell table:style-name="Table15.A2" office:value-type="string">
                  <text:p text:style-name="P7">0.21</text:p>
                </table:table-cell>
                <table:table-cell table:style-name="Table15.A2" office:value-type="string">
                  <text:p text:style-name="P7">0.42</text:p>
                </table:table-cell>
                <table:table-cell table:style-name="Table15.D2" office:value-type="string">
                  <text:p text:style-name="P7">0.37</text:p>
                </table:table-cell>
              </table:table-row>
              <table:table-row>
                <table:table-cell table:style-name="Table15.A2" office:value-type="string">
                  <text:p text:style-name="P6">Ilford Delta 400</text:p>
                </table:table-cell>
                <table:table-cell table:style-name="Table15.A2" office:value-type="string">
                  <text:p text:style-name="P7">0.22</text:p>
                </table:table-cell>
                <table:table-cell table:style-name="Table15.A2" office:value-type="string">
                  <text:p text:style-name="P7">0.42</text:p>
                </table:table-cell>
                <table:table-cell table:style-name="Table15.D2" office:value-type="string">
                  <text:p text:style-name="P7">0.36</text:p>
                </table:table-cell>
              </table:table-row>
              <table:table-row>
                <table:table-cell table:style-name="Table15.A2" office:value-type="string">
                  <text:p text:style-name="P6">Ilford Delta 3200</text:p>
                </table:table-cell>
                <table:table-cell table:style-name="Table15.A2" office:value-type="string">
                  <text:p text:style-name="P7">0.31</text:p>
                </table:table-cell>
                <table:table-cell table:style-name="Table15.A2" office:value-type="string">
                  <text:p text:style-name="P7">0.36</text:p>
                </table:table-cell>
                <table:table-cell table:style-name="Table15.D2" office:value-type="string">
                  <text:p text:style-name="P7">0.33</text:p>
                </table:table-cell>
              </table:table-row>
              <table:table-row>
                <table:table-cell table:style-name="Table15.A2" office:value-type="string">
                  <text:p text:style-name="P6">Ilford FP4</text:p>
                </table:table-cell>
                <table:table-cell table:style-name="Table15.A2" office:value-type="string">
                  <text:p text:style-name="P7">0.28</text:p>
                </table:table-cell>
                <table:table-cell table:style-name="Table15.A2" office:value-type="string">
                  <text:p text:style-name="P7">0.41</text:p>
                </table:table-cell>
                <table:table-cell table:style-name="Table15.D2" office:value-type="string">
                  <text:p text:style-name="P7">0.31</text:p>
                </table:table-cell>
              </table:table-row>
              <table:table-row>
                <table:table-cell table:style-name="Table15.A2" office:value-type="string">
                  <text:p text:style-name="P6">Ilford HP5</text:p>
                </table:table-cell>
                <table:table-cell table:style-name="Table15.A2" office:value-type="string">
                  <text:p text:style-name="P7">0.23</text:p>
                </table:table-cell>
                <table:table-cell table:style-name="Table15.A2" office:value-type="string">
                  <text:p text:style-name="P7">0.37</text:p>
                </table:table-cell>
                <table:table-cell table:style-name="Table15.D2" office:value-type="string">
                  <text:p text:style-name="P7">0.40</text:p>
                </table:table-cell>
              </table:table-row>
              <table:table-row>
                <table:table-cell table:style-name="Table15.A2" office:value-type="string">
                  <text:p text:style-name="P6">Ilford Pan F</text:p>
                </table:table-cell>
                <table:table-cell table:style-name="Table15.A2" office:value-type="string">
                  <text:p text:style-name="P7">0.33</text:p>
                </table:table-cell>
                <table:table-cell table:style-name="Table15.A2" office:value-type="string">
                  <text:p text:style-name="P7">0.36</text:p>
                </table:table-cell>
                <table:table-cell table:style-name="Table15.D2" office:value-type="string">
                  <text:p text:style-name="P7">0.31</text:p>
                </table:table-cell>
              </table:table-row>
              <table:table-row>
                <table:table-cell table:style-name="Table15.A2" office:value-type="string">
                  <text:p text:style-name="P6">Ilford Sfx</text:p>
                </table:table-cell>
                <table:table-cell table:style-name="Table15.A2" office:value-type="string">
                  <text:p text:style-name="P7">0.36</text:p>
                </table:table-cell>
                <table:table-cell table:style-name="Table15.A2" office:value-type="string">
                  <text:p text:style-name="P7">0.31</text:p>
                </table:table-cell>
                <table:table-cell table:style-name="Table15.D2" office:value-type="string">
                  <text:p text:style-name="P7">0.33</text:p>
                </table:table-cell>
              </table:table-row>
              <table:table-row>
                <table:table-cell table:style-name="Table15.A2" office:value-type="string">
                  <text:p text:style-name="P6">Ilford XP2 Super</text:p>
                </table:table-cell>
                <table:table-cell table:style-name="Table15.A2" office:value-type="string">
                  <text:p text:style-name="P7">0.21</text:p>
                </table:table-cell>
                <table:table-cell table:style-name="Table15.A2" office:value-type="string">
                  <text:p text:style-name="P7">0.42</text:p>
                </table:table-cell>
                <table:table-cell table:style-name="Table15.D2" office:value-type="string">
                  <text:p text:style-name="P7">0.37</text:p>
                </table:table-cell>
              </table:table-row>
              <table:table-row>
                <table:table-cell table:style-name="Table15.A2" office:value-type="string">
                  <text:p text:style-name="P6">Kodak T-Max 100</text:p>
                </table:table-cell>
                <table:table-cell table:style-name="Table15.A2" office:value-type="string">
                  <text:p text:style-name="P7">0.24</text:p>
                </table:table-cell>
                <table:table-cell table:style-name="Table15.A2" office:value-type="string">
                  <text:p text:style-name="P7">0.37</text:p>
                </table:table-cell>
                <table:table-cell table:style-name="Table15.D2" office:value-type="string">
                  <text:p text:style-name="P7">0.39</text:p>
                </table:table-cell>
              </table:table-row>
              <table:table-row>
                <table:table-cell table:style-name="Table15.A2" office:value-type="string">
                  <text:p text:style-name="P6">Kodak T-Max 400</text:p>
                </table:table-cell>
                <table:table-cell table:style-name="Table15.A2" office:value-type="string">
                  <text:p text:style-name="P7">0.27</text:p>
                </table:table-cell>
                <table:table-cell table:style-name="Table15.A2" office:value-type="string">
                  <text:p text:style-name="P7">0.36</text:p>
                </table:table-cell>
                <table:table-cell table:style-name="Table15.D2" office:value-type="string">
                  <text:p text:style-name="P7">0.37</text:p>
                </table:table-cell>
              </table:table-row>
              <table:table-row>
                <table:table-cell table:style-name="Table15.A2" office:value-type="string">
                  <text:p text:style-name="P6">Kodak Tri-X 400</text:p>
                </table:table-cell>
                <table:table-cell table:style-name="Table15.A2" office:value-type="string">
                  <text:p text:style-name="P7">0.25</text:p>
                </table:table-cell>
                <table:table-cell table:style-name="Table15.A2" office:value-type="string">
                  <text:p text:style-name="P7">0.35</text:p>
                </table:table-cell>
                <table:table-cell table:style-name="Table15.D2" office:value-type="string">
                  <text:p text:style-name="P7">0.40</text:p>
                </table:table-cell>
              </table:table-row>
              <table:table-row>
                <table:table-cell table:style-name="Table15.A2" office:value-type="string">
                  <text:p text:style-name="P6">Normal Contrast</text:p>
                </table:table-cell>
                <table:table-cell table:style-name="Table15.A2" office:value-type="string">
                  <text:p text:style-name="P7">0.43</text:p>
                </table:table-cell>
                <table:table-cell table:style-name="Table15.A2" office:value-type="string">
                  <text:p text:style-name="P7">0.33</text:p>
                </table:table-cell>
                <table:table-cell table:style-name="Table15.D2" office:value-type="string">
                  <text:p text:style-name="P7">0.30</text:p>
                </table:table-cell>
              </table:table-row>
              <table:table-row>
                <table:table-cell table:style-name="Table15.A2" office:value-type="string">
                  <text:p text:style-name="P6">High Contrast</text:p>
                </table:table-cell>
                <table:table-cell table:style-name="Table15.A2" office:value-type="string">
                  <text:p text:style-name="P7">0.40</text:p>
                </table:table-cell>
                <table:table-cell table:style-name="Table15.A2" office:value-type="string">
                  <text:p text:style-name="P7">0.34</text:p>
                </table:table-cell>
                <table:table-cell table:style-name="Table15.D2" office:value-type="string">
                  <text:p text:style-name="P7">0.60</text:p>
                </table:table-cell>
              </table:table-row>
              <table:table-row>
                <table:table-cell table:style-name="Table15.A2" office:value-type="string">
                  <text:p text:style-name="P6">Generic B&amp;W</text:p>
                </table:table-cell>
                <table:table-cell table:style-name="Table15.A2" office:value-type="string">
                  <text:p text:style-name="P7">0.24</text:p>
                </table:table-cell>
                <table:table-cell table:style-name="Table15.A2" office:value-type="string">
                  <text:p text:style-name="P7">0.68</text:p>
                </table:table-cell>
                <table:table-cell table:style-name="Table15.D2" office:value-type="string">
                  <text:p text:style-name="P7">0.08</text:p>
                </table:table-cell>
              </table:table-row>
            </table:table>
            <text:p text:style-name="Darktable_20_text"/>
          </table:table-cell>
        </table:table-row>
      </table:table>
      <text:p text:style-name="Text_20_body"/>
      <table:table table:name="Table16" table:style-name="Table16">
        <table:table-column table:style-name="Table16.A"/>
        <table:table-column table:style-name="Table16.B"/>
        <table:table-row>
          <table:table-cell table:style-name="Table16.A1" table:number-columns-spanned="2" office:value-type="string">
            <text:p text:style-name="Table_20_Heading">Output color profile</text:p>
          </table:table-cell>
          <table:covered-table-cell/>
        </table:table-row>
        <table:table-row>
          <table:table-cell table:style-name="Table16.A2" office:value-type="string">
            <text:p text:style-name="Table_20_Heading">Description</text:p>
          </table:table-cell>
          <table:table-cell table:style-name="Table16.B2" office:value-type="string">
            <text:p text:style-name="Darktable_20_text">This plug-in is used to set the output color profile.</text:p>
          </table:table-cell>
        </table:table-row>
        <table:table-row>
          <table:table-cell table:style-name="Table16.A2" office:value-type="string">
            <text:p text:style-name="Table_20_Heading">Usage</text:p>
          </table:table-cell>
          <table:table-cell table:style-name="Table16.B2" office:value-type="string">
            <text:p text:style-name="P3">Output intent</text:p>
            <text:p text:style-name="P4">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3">Output profile</text:p>
            <text:p text:style-name="P4"><text:soft-page-break/>Here you can set the profile to which your picture should be converted to.</text:p>
            <text:p text:style-name="P3">Display intent</text:p>
            <text:p text:style-name="P4">Refer to the output intent section for more information.</text:p>
            <text:p text:style-name="P3">Display Profile</text:p>
            <text:p text:style-name="P4">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ext:p text:style-name="Standard"/>
      <table:table table:name="Table5" table:style-name="Table5">
        <table:table-column table:style-name="Table5.A"/>
        <table:table-column table:style-name="Table5.B"/>
        <table:table-row>
          <table:table-cell table:style-name="Table5.A1" table:number-columns-spanned="2" office:value-type="string">
            <text:p text:style-name="Table_20_Heading">Chromatic aberrations</text:p>
          </table:table-cell>
          <table:covered-table-cell/>
        </table:table-row>
        <table:table-row>
          <table:table-cell table:style-name="Table5.A2" office:value-type="string">
            <text:p text:style-name="Table_20_Heading">Description</text:p>
          </table:table-cell>
          <table:table-cell table:style-name="Table5.B2" office:value-type="string">
            <text:p text:style-name="Darktable_20_text">This plug-in corrects chromatic aberrations.</text:p>
          </table:table-cell>
        </table:table-row>
        <table:table-row>
          <table:table-cell table:style-name="Table5.A2" office:value-type="string">
            <text:p text:style-name="Table_20_Heading">Usage</text:p>
          </table:table-cell>
          <table:table-cell table:style-name="Table5.B2" office:value-type="string">
            <text:p text:style-name="P4">This plug-in applies the chromatic aberrations automatically, you only have to enable it.</text:p>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Table_20_Heading">Graduated neutral density</text:p>
          </table:table-cell>
          <table:covered-table-cell/>
        </table:table-row>
        <table:table-row>
          <table:table-cell table:style-name="Table9.A2" office:value-type="string">
            <text:p text:style-name="Table_20_Heading">Description</text:p>
          </table:table-cell>
          <table:table-cell table:style-name="Table9.B2" office:value-type="string">
            <text:p text:style-name="Darktable_20_text">Simulates the effect of a neutral density filter.</text:p>
          </table:table-cell>
        </table:table-row>
        <table:table-row>
          <table:table-cell table:style-name="Table9.A2" office:value-type="string">
            <text:p text:style-name="Table_20_Heading">Usage</text:p>
          </table:table-cell>
          <table:table-cell table:style-name="Table9.B2" office:value-type="string">
            <text:p text:style-name="P3">Density</text:p>
            <text:p text:style-name="P4">Sets the density of the filter in f-stops (EV). Higher values mean stronger effect.</text:p>
            <text:p text:style-name="P3">Compression</text:p>
            <text:p text:style-name="P4">Controls how much progressive is the gradient from the more dense side to the less dense side. Lower values correspond to smoother transition.</text:p>
            <text:p text:style-name="P3">Split</text:p>
            <text:p text:style-name="P4">Percentage of the available area that will be interested by the filter. 50% corresponds to the center line, smaller values are above the center line, greater values are below the center line.</text:p>
            <text:p text:style-name="P3">Rotation</text:p>
            <text:p text:style-name="P4">The filter can be applied with rotate clock-wise or counter clock-wise of the given degrees. Negative values turn clock-wise, positive values counter clock-wise.</text:p>
            <text:p text:style-name="P3">Hue</text:p>
            <text:p text:style-name="P4">The gradient can be colored with the given Hue.</text:p>
            <text:p text:style-name="P3">Saturation</text:p>
            <text:p text:style-name="P4">The gradient can be more or less saturated based on this value.</text:p>
          </table:table-cell>
        </table:table-row>
      </table:table>
      <table:table table:name="Table10" table:style-name="Table10">
        <table:table-column table:style-name="Table10.A"/>
        <table:table-column table:style-name="Table10.B"/>
        <table:table-row>
          <table:table-cell table:style-name="Table10.A1" table:number-columns-spanned="2" office:value-type="string">
            <text:p text:style-name="Table_20_Heading">Lens correction</text:p>
          </table:table-cell>
          <table:covered-table-cell/>
        </table:table-row>
        <table:table-row>
          <table:table-cell table:style-name="Table10.A2" office:value-type="string">
            <text:p text:style-name="Table_20_Heading">Description</text:p>
          </table:table-cell>
          <table:table-cell table:style-name="Table10.B2" office:value-type="string">
            <text:p text:style-name="Darktable_20_text">The lens correction plug-in corrects lens distortion and vignetting.</text:p>
          </table:table-cell>
        </table:table-row>
        <table:table-row>
          <table:table-cell table:style-name="Table10.A2" office:value-type="string">
            <text:p text:style-name="Table_20_Heading">Usage</text:p>
          </table:table-cell>
          <table:table-cell table:style-name="Table10.B2" office:value-type="string">
            <text:p text:style-name="P4">The lens used to take a shot are usually detected by darktable from the photo metadata. Most of the time it is just required to turn it on.</text:p>
            <text:p text:style-name="P3"><text:soft-page-break/>Cam</text:p>
            <text:p text:style-name="P4">Click on Cam to select the camera the picture was taken with.</text:p>
            <text:p text:style-name="P3">Lens</text:p>
            <text:p text:style-name="P4">Click on Lens to select the lens the picture was taken with.</text:p>
            <text:p text:style-name="P3">Geometry</text:p>
            <text:p text:style-name="P4">Set the geometry correction to apply between: rectilinear, fish-eye, panoramic and equirectangular.</text:p>
            <text:p text:style-name="P3">Scale</text:p>
            <text:p text:style-name="P4">The scale of the correction.</text:p>
            <text:p text:style-name="P3">Reverse</text:p>
            <text:p text:style-name="P4">Apply the distortion instead of correcting it.</text:p>
            <text:p text:style-name="P3">Tca r</text:p>
            <text:p text:style-name="P4">Override transversal chromatic aberration for red channel (from 0.99 to 1.01, default 1.0).</text:p>
            <text:p text:style-name="P3">Tca b</text:p>
            <text:p text:style-name="P4">Override transversal chromatic aberration for blue channel (from 0.99 to 1.01, default 1.0).</text:p>
          </table:table-cell>
        </table:table-row>
      </table:table>
      <text:h text:style-name="Heading_20_2" text:outline-level="2"/>
      <text:h text:style-name="P5"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1">sudo apt-add-repository ppa:pmjdebruijn/darktable-release-plus</text:span></text:p>
      <text:p text:style-name="Darktable_20_text">Step 3- Wait for that to finish then run then run <text:span text:style-name="T1">sudo apt-get update</text:span></text:p>
      <text:p text:style-name="Darktable_20_text">Step 4- Your almost done! After that finishes just run <text:span text:style-name="T1">sudo apt-get install darktable</text:span> then enter <text:span text:style-name="T1">y</text:span> when it asks you to confirm.</text:p>
      <text:p text:style-name="Darktable_20_text">Step 5- You're done! See below for instructions on running it if you need them.</text:p>
      <text:p text:style-name="Darktable_20_heading_20_3">Installing on Fedora</text:p>
      <text:p text:style-name="Darktable_20_text">Step 1 – Open up the terminal</text:p>
      <text:p text:style-name="Darktable_20_text">Step 2 – Run sudo yum install darktable enter <text:span text:style-name="T1">y</text:span> when it asks you to confirm.</text:p>
      <text:p text:style-name="Darktable_20_text">Step 3 – You're done!</text:p>
      <text:h text:style-name="Darktable_20_heading_20_2" text:outline-level="3">Running</text:h>
      <text:p text:style-name="Darktable_20_text">The easiest way to run darktable is from the Applications &gt; Graphics menu or from the menu your linux distribution uses.</text:p>
      <text:p text:style-name="Darktable_20_text">Darktable can also started from the console: open a new terminal and type <text:span text:style-name="Darktable_20_emphasis">darktable</text:span> and then press enter. Darktable will then open and output a flow of logging messages in the console. Don't worry, usually you can just ignore those mess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25cm" fo:text-indent="0c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cm" fo:margin-bottom="1.499c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cm" fo:margin-bottom="2.54c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master-page-name="">
      <style:paragraph-properties style:page-number="auto"/>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0.203cm" fo:margin-bottom="0.508cm" fo:text-align="center" style:justify-single-word="false" style:page-number="auto"/>
      <style:text-properties fo:font-size="11pt" fo:letter-spacing="0.035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7T15:19:45</meta:creation-date>
    <meta:editing-duration>PT06H40M16S</meta:editing-duration>
    <meta:editing-cycles>30</meta:editing-cycles>
    <meta:generator>OpenOffice.org/3.2$Linux OpenOffice.org_project/320m19$Build-9505</meta:generator>
    <meta:initial-creator>Nicholas </meta:initial-creator>
    <dc:date>2011-05-22T11:43:34</dc:date>
    <dc:creator>Nicholas </dc:creator>
    <meta:document-statistic meta:table-count="17" meta:image-count="0" meta:object-count="0" meta:page-count="8" meta:paragraph-count="294" meta:word-count="1540" meta:character-count="9158"/>
  </office:meta>
</office:document-meta>
</file>